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4" table:default-cell-style-name="Default"/>
        <table:table-row table:style-name="ro1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2"/>
          <table:table-cell office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/>
        </table:table-row>
        <table:table-row table:style-name="ro1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6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2"/>
        </table:table-row>
        <table:table-row table:style-name="ro2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5"/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4"/>
        </table:table-row>
        <table:table-row table:style-name="ro1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sv_comb</text:p>
          </table:table-cell>
          <table:table-cell table:number-columns-repeated="16"/>
        </table:table-row>
        <table:table-row table:style-name="ro1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3"/>
        </table:table-row>
        <table:table-row table:style-name="ro1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4"/>
        </table:table-row>
        <table:table-row table:style-name="ro1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4"/>
        </table:table-row>
        <table:table-row table:style-name="ro1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hori*3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4"/>
        </table:table-row>
        <table:table-row table:style-name="ro1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8"/>
        </table:table-row>
        <table:table-row table:style-name="ro1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6"/>
        </table:table-row>
        <table:table-row table:style-name="ro1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6"/>
        </table:table-row>
        <table:table-row table:style-name="ro1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4"/>
        </table:table-row>
        <table:table-row table:style-name="ro1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4"/>
        </table:table-row>
        <table:table-row table:style-name="ro1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6"/>
        </table:table-row>
        <table:table-row table:style-name="ro1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maxhori*3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5"/>
        </table:table-row>
        <table:table-row table:style-name="ro1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4"/>
        </table:table-row>
        <table:table-row table:style-name="ro1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1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1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4"/>
        </table:table-row>
        <table:table-row table:style-name="ro1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5"/>
        </table:table-row>
        <table:table-row table:style-name="ro1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5"/>
        </table:table-row>
        <table:table-row table:style-name="ro1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1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1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 table:number-rows-repeated="3175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3:Tabelle1.AMJ2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9">19.06.2009</text:date>, <text:time>10:41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6-23T12:25:26</meta:creation-date>
    <dc:creator>Till Francke</dc:creator>
    <dc:date>2009-06-19T10:41:35.67</dc:date>
    <meta:editing-cycles>162</meta:editing-cycles>
    <meta:editing-duration>PT233H18M42S</meta:editing-duration>
    <meta:document-statistic meta:table-count="3" meta:cell-count="1522" meta:object-count="0"/>
    <meta:user-defined meta:name="Info 1"/>
    <meta:user-defined meta:name="Info 2"/>
    <meta:user-defined meta:name="Info 3"/>
    <meta:user-defined meta:name="Info 4"/>
  </office:meta>
</office:document-meta>
</file>